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4000001A41BBBA7279DBFDBCD.png" manifest:media-type="image/png"/>
  <manifest:file-entry manifest:full-path="Pictures/10000000000004B0000002A34BAFC3A80A8B551E.jpg" manifest:media-type="image/jpeg"/>
  <manifest:file-entry manifest:full-path="Pictures/10000000000009EC0000059504A1FA9587AC9AF1.jpg" manifest:media-type="image/jpeg"/>
  <manifest:file-entry manifest:full-path="Pictures/100000010000074B000003B49E3FC7D2897C7054.png" manifest:media-type="image/png"/>
  <manifest:file-entry manifest:full-path="Pictures/10000000000002CE0000030F56607D6655578350.png" manifest:media-type="image/png"/>
  <manifest:file-entry manifest:full-path="Pictures/10000001000009EC000005953C191213A113BEEC.png" manifest:media-type="image/png"/>
  <manifest:file-entry manifest:full-path="Pictures/10000000000001DE0000024180850CEA100FA94F.png" manifest:media-type="image/png"/>
  <manifest:file-entry manifest:full-path="Pictures/10000000000001E90000023B12D9EBDEB988B9DD.png" manifest:media-type="image/png"/>
  <manifest:file-entry manifest:full-path="Pictures/10000000000001E800000240EAF91E0624357199.png" manifest:media-type="image/png"/>
  <manifest:file-entry manifest:full-path="Pictures/10000000000001E00000024A772AFA666D6EF7C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 3" svg:font-family="'Wingdings 3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8ec0c1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44cm" svg:stroke-color="#ffffff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Титульный_20_слайд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3" style:family="presentation" style:parent-style-name="Пустой_20_слайд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solid" draw:fill-color="#8ec0c1" draw:opacity="50%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dbeff5" loext:opacity="100%" style:text-line-through-style="none" style:text-line-through-type="none" style:text-position="0% 100%" style:font-name="Arial1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dbeff5" loext:opacity="100%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6pt" fo:letter-spacing="normal" fo:language="ru" fo:country="RU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bef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" draw:style-name="dp1" draw:master-page-name="Титульный_20_слайд" presentation:presentation-page-layout-name="AL1T0">
        <draw:frame draw:name="Заголовок 1" presentation:style-name="pr1" draw:text-style-name="P2" draw:layer="layout" svg:width="15.327cm" svg:height="6.301cm" svg:x="7.255cm" svg:y="9.525cm" presentation:class="title" presentation:user-transformed="true">
          <draw:text-box>
            <text:p text:style-name="P1"><text:span text:style-name="T1"><text:s/></text:span></text:p>
          </draw:text-box>
        </draw:frame>
        <draw:custom-shape draw:name="Прямоугольник 8" draw:style-name="gr1" draw:text-style-name="P3" draw:layer="layout" svg:width="22.085cm" svg:height="3.67cm" svg:x="2.782cm" svg:y="8.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5" draw:layer="layout" svg:width="12.385cm" svg:height="3.637cm" svg:x="7.632cm" svg:y="7.71cm">
          <text:p text:style-name="P4"><text:span text:style-name="T2">Калькулятор на </text:span><text:span text:style-name="T3">python</text:span><text:span text:style-name="T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2" draw:style-name="gr3" draw:text-style-name="P6" draw:layer="layout" svg:width="8.998cm" svg:height="9.264cm" svg:x="24.868cm" svg:y="9.785cm">
          <draw:image xlink:href="Pictures/10000000000004B0000002A34BAFC3A80A8B551E.jpg" xlink:type="simple" xlink:show="embed" xlink:actuate="onLoad" draw:mime-type="image/jpeg">
            <text:p/>
          </draw:image>
        </draw:frame>
        <draw:custom-shape draw:name="Прямоугольник 15" draw:style-name="gr4" draw:text-style-name="P7" draw:layer="layout" svg:width="8.998cm" svg:height="9.784cm" svg:x="24.868cm" svg:y="0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Пустой_20_слайд">
        <draw:frame draw:name="Рисунок 2" draw:style-name="gr3" draw:text-style-name="P6" draw:layer="layout" svg:width="14.175cm" svg:height="19.049cm" svg:x="0cm" svg:y="0cm">
          <draw:image xlink:href="Pictures/10000000000002CE0000030F56607D6655578350.png" xlink:type="simple" xlink:show="embed" xlink:actuate="onLoad" draw:mime-type="image/png">
            <text:p/>
          </draw:image>
        </draw:frame>
        <draw:custom-shape draw:name="Прямоугольник 6" draw:style-name="gr1" draw:text-style-name="P3" draw:layer="layout" svg:width="17.44cm" svg:height="2.079cm" svg:x="14.176cm" svg:y="1.185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6" draw:layer="layout" svg:width="14.075cm" svg:height="11.112cm" svg:x="17.346cm" svg:y="7.938cm">
          <draw:image xlink:href="Pictures/1000000000000214000001A41BBBA7279DBFDBCD.png" xlink:type="simple" xlink:show="embed" xlink:actuate="onLoad" draw:mime-type="image/png">
            <text:p/>
          </draw:image>
        </draw:frame>
        <draw:custom-shape draw:name="TextBox 5" draw:style-name="gr2" draw:text-style-name="P5" draw:layer="layout" svg:width="11.635cm" svg:height="1.775cm" svg:x="15.966cm" svg:y="1.185cm">
          <text:p text:style-name="P4"><text:span text:style-name="T4"><text:s text:c="29"/></text:span><text:span text:style-name="T5">ко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Пустой_20_слайд">
        <draw:frame draw:name="Рисунок 2" draw:style-name="gr3" draw:text-style-name="P6" draw:layer="layout" svg:width="5.974cm" svg:height="9.095cm" svg:x="0cm" svg:y="0cm">
          <draw:image xlink:href="Pictures/10000000000001DE0000024180850CEA100FA94F.png" xlink:type="simple" xlink:show="embed" xlink:actuate="onLoad" draw:mime-type="image/png">
            <text:p/>
          </draw:image>
        </draw:frame>
        <draw:frame draw:name="Рисунок 4" draw:style-name="gr3" draw:text-style-name="P6" draw:layer="layout" svg:width="6.323cm" svg:height="9.095cm" svg:x="16.574cm" svg:y="0cm">
          <draw:image xlink:href="Pictures/10000000000001E90000023B12D9EBDEB988B9DD.png" xlink:type="simple" xlink:show="embed" xlink:actuate="onLoad" draw:mime-type="image/png">
            <text:p/>
          </draw:image>
        </draw:frame>
        <draw:custom-shape draw:name="TextBox 5" draw:style-name="gr2" draw:text-style-name="P5" draw:layer="layout" svg:width="11.61cm" svg:height="1.436cm" svg:x="10.468cm" svg:y="0.375cm">
          <text:p text:style-name="P4"><text:span text:style-name="T6">результа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9" draw:style-name="gr1" draw:text-style-name="P3" draw:layer="layout" svg:width="6.703cm" svg:height="2.099cm" svg:x="9.503cm" svg:y="0.052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1" draw:style-name="gr3" draw:text-style-name="P6" draw:layer="layout" svg:width="6.479cm" svg:height="9.373cm" svg:x="6.801cm" svg:y="9.676cm">
          <draw:image xlink:href="Pictures/10000000000001E800000240EAF91E0624357199.png" xlink:type="simple" xlink:show="embed" xlink:actuate="onLoad" draw:mime-type="image/png">
            <text:p/>
          </draw:image>
        </draw:frame>
        <draw:frame draw:name="Рисунок 13" draw:style-name="gr3" draw:text-style-name="P6" draw:layer="layout" svg:width="6.772cm" svg:height="9.095cm" svg:x="23.342cm" svg:y="9.815cm">
          <draw:image xlink:href="Pictures/10000000000001E00000024A772AFA666D6EF7C2.png" xlink:type="simple" xlink:show="embed" xlink:actuate="onLoad" draw:mime-type="image/png">
            <text:p/>
          </draw:image>
        </draw:frame>
        <draw:custom-shape draw:name="Стрелка: вправо 14" draw:style-name="gr6" draw:text-style-name="P9" draw:layer="layout" svg:width="3.458cm" svg:height="1.233cm" svg:x="9.096cm" svg:y="4.83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Стрелка: вправо 15" draw:style-name="gr7" draw:text-style-name="P9" draw:layer="layout" svg:width="3.289cm" svg:height="1.452cm" svg:x="15.796cm" svg:y="14.50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 3" svg:font-family="'Wingdings 3'" style:font-family-generic="roman" style:font-pitch="variable"/>
  </office:font-face-decls>
  <office:styles>
    <draw:gradient draw:name="Gradient_20_1" draw:display-name="Gradient 1" draw:style="linear" draw:start-color="#91c2c3" draw:end-color="#bbd9da" draw:start-intensity="100%" draw:end-intensity="100%" draw:angle="18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EC0000059504A1FA9587AC9AF1.jpg" xlink:type="simple" xlink:show="embed" xlink:actuate="onLoad"/>
    <draw:fill-image draw:name="msFillBitmap_20_2" draw:display-name="msFillBitmap 2" xlink:href="Pictures/10000000000009EC0000059504A1FA9587AC9AF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background" style:display-name="Пустой слайд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44cm" svg:stroke-linecap="butt" draw:fill="solid" draw:fill-color="#1f2d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svg:stroke-linecap="butt" draw:fill="solid" draw:fill-color="#8ec0c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svg:stroke-linecap="butt" draw:fill="solid" draw:fill-color="#1f2d29" draw:opacity="9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51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51cm" fo:padding-left="0.254cm" fo:padding-right="0.254cm" fo:wrap-option="wrap"/>
      <style:paragraph-properties style:writing-mode="lr-tb"/>
    </style:style>
    <style:style style:name="Mpr4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127cm" fo:wrap-option="wrap"/>
      <style:paragraph-properties style:writing-mode="lr-tb"/>
    </style:style>
    <style:style style:name="Mpr5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Пустой_20_слайд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51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Пусто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51cm" fo:padding-left="0.254cm" fo:padding-right="0.254cm" fo:wrap-option="wrap"/>
      <style:paragraph-properties style:writing-mode="lr-tb"/>
    </style:style>
    <style:style style:name="Mpr9" style:family="presentation" style:parent-style-name="Пусто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127cm" fo:wrap-option="wrap"/>
      <style:paragraph-properties style:writing-mode="lr-tb"/>
    </style:style>
    <style:style style:name="Mpr10" style:family="presentation" style:parent-style-name="Пусто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f2d29"/>
      <style:paragraph-properties fo:text-align="start"/>
      <style:text-properties fo:font-size="18pt"/>
    </style:style>
    <style:style style:name="MP7" style:family="paragraph">
      <loext:graphic-properties draw:fill="solid" draw:fill-color="#8ec0c1"/>
      <style:paragraph-properties fo:text-align="start"/>
      <style:text-properties fo:font-size="18pt"/>
    </style:style>
    <style:style style:name="MP8" style:family="paragraph">
      <loext:graphic-properties draw:fill="solid" draw:fill-color="#1f2d29" draw:opacity="92%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end" style:punctuation-wrap="hanging" style:writing-mode="lr-tb"/>
      <style:text-properties fo:font-size="60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8pt" fo:letter-spacing="normal" fo:language="ru" fo:country="RU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ec0c1" loext:opacity="100%" style:text-line-through-style="none" style:text-line-through-type="none" style:text-position="0% 100%" style:font-name="Wingdings 3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8ec0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Picture 17" draw:style-name="Mgr3" draw:text-style-name="MP5" draw:layer="backgroundobjects" svg:width="26cm" svg:height="13.201cm" svg:x="7.866cm" svg:y="5.848cm">
        <draw:image xlink:href="Pictures/100000010000074B000003B49E3FC7D2897C7054.png" xlink:type="simple" xlink:show="embed" xlink:actuate="onLoad" draw:mime-type="image/png">
          <text:p/>
        </draw:image>
      </draw:frame>
      <draw:frame draw:name="Picture 14" draw:style-name="Mgr3" draw:text-style-name="MP5" draw:layer="backgroundobjects" svg:width="33.86cm" svg:height="19.049cm" svg:x="0cm" svg:y="0cm">
        <draw:image xlink:href="Pictures/10000001000009EC000005953C191213A113BEEC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svg:width="2.677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6" draw:style-name="Mgr5" draw:text-style-name="MP7" draw:layer="backgroundobjects" svg:width="0.126cm" svg:height="19.049cm" svg:x="2.67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8" draw:layer="backgroundobjects" svg:width="22.039cm" svg:height="19.049cm" svg:x="2.79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0.075cm" svg:height="19.049cm" svg:x="24.83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15.327cm" svg:height="6.301cm" svg:x="7.255cm" svg:y="9.525cm" presentation:class="title" presentation:user-transformed="true">
        <draw:text-box>
          <text:p text:style-name="MP9"><text:span text:style-name="MT1">Образец заголовка</text:span></text:p>
        </draw:text-box>
      </draw:frame>
      <draw:frame draw:name="Date Placeholder 3" presentation:style-name="Mpr2" draw:text-style-name="MP12" draw:layer="backgroundobjects" svg:width="7.395cm" svg:height="0.507cm" draw:transform="rotate (-1.5707963267949) translate (1.702cm 11.196cm)" presentation:class="date-time" presentation:user-transformed="true">
        <draw:text-box>
          <text:p text:style-name="MP11"><text:span text:style-name="MT2"><presentation:date-time/></text:span></text:p>
        </draw:text-box>
      </draw:frame>
      <draw:frame draw:name="Footer Placeholder 4" presentation:style-name="Mpr3" draw:text-style-name="MP12" draw:layer="backgroundobjects" svg:width="16.347cm" svg:height="0.497cm" draw:transform="rotate (-1.5707963267949) translate (2.209cm 2.245cm)" presentation:class="footer" presentation:user-transformed="true">
        <draw:text-box>
          <text:p text:style-name="MP13"><presentation:footer/></text:p>
        </draw:text-box>
      </draw:frame>
      <draw:frame draw:name="Slide Number Placeholder 5" presentation:style-name="Mpr4" draw:text-style-name="MP14" draw:layer="backgroundobjects" svg:width="1.768cm" svg:height="0.896cm" svg:x="0.44cm" svg:y="0.457cm" presentation:class="page-number" presentation:user-transformed="true">
        <draw:text-box>
          <text:p text:style-name="MP11"><text:span text:style-name="MT3"><text:page-number>&lt;номер&gt;</text:page-number></text:span></text:p>
        </draw:text-box>
      </draw:frame>
      <draw:custom-shape draw:name="TextBox 12" draw:style-name="Mgr7" draw:text-style-name="MP16" draw:layer="backgroundobjects" svg:width="1.154cm" svg:height="1.267cm" svg:x="6.087cm" svg:y="9.063cm">
        <text:p text:style-name="MP15"><text:span text:style-name="MT4">z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draw:frame draw:name="Picture 17" draw:style-name="Mgr3" draw:text-style-name="MP5" draw:layer="backgroundobjects" svg:width="26cm" svg:height="13.201cm" svg:x="7.866cm" svg:y="5.848cm">
        <draw:image xlink:href="Pictures/100000010000074B000003B49E3FC7D2897C7054.png" xlink:type="simple" xlink:show="embed" xlink:actuate="onLoad" draw:mime-type="image/png">
          <text:p/>
        </draw:image>
      </draw:frame>
      <draw:frame draw:name="Picture 14" draw:style-name="Mgr3" draw:text-style-name="MP5" draw:layer="backgroundobjects" svg:width="33.86cm" svg:height="19.049cm" svg:x="0cm" svg:y="0cm">
        <draw:image xlink:href="Pictures/10000001000009EC000005953C191213A113BEEC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svg:width="2.677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6" draw:style-name="Mgr5" draw:text-style-name="MP7" draw:layer="backgroundobjects" svg:width="0.126cm" svg:height="19.049cm" svg:x="2.67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8" draw:layer="backgroundobjects" svg:width="28.811cm" svg:height="19.049cm" svg:x="2.7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5" draw:text-style-name="MP7" draw:layer="backgroundobjects" svg:width="0.075cm" svg:height="19.049cm" svg:x="31.60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7" draw:text-style-name="MP12" draw:layer="backgroundobjects" svg:width="7.395cm" svg:height="0.507cm" draw:transform="rotate (-1.5707963267949) translate (1.702cm 11.196cm)" presentation:class="date-time" presentation:user-transformed="true">
        <draw:text-box>
          <text:p text:style-name="MP11"><text:span text:style-name="MT2"><presentation:date-time/></text:span></text:p>
        </draw:text-box>
      </draw:frame>
      <draw:frame draw:name="Footer Placeholder 2" presentation:style-name="Mpr8" draw:text-style-name="MP12" draw:layer="backgroundobjects" svg:width="16.347cm" svg:height="0.497cm" draw:transform="rotate (-1.5707963267949) translate (2.209cm 2.245cm)" presentation:class="footer" presentation:user-transformed="true">
        <draw:text-box>
          <text:p text:style-name="MP13"><presentation:footer/></text:p>
        </draw:text-box>
      </draw:frame>
      <draw:frame draw:name="Slide Number Placeholder 3" presentation:style-name="Mpr9" draw:text-style-name="MP14" draw:layer="backgroundobjects" svg:width="1.768cm" svg:height="0.896cm" svg:x="0.44cm" svg:y="0.457cm" presentation:class="page-number" presentation:user-transformed="true">
        <draw:text-box>
          <text:p text:style-name="MP11"><text:span text:style-name="MT3"><text:page-number>&lt;номер&gt;</text:page-number></text:span></text:p>
        </draw:text-box>
      </draw:frame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Пустой_20_слайд-title" draw:layer="backgroundobjects" svg:width="19.798cm" svg:height="11.136cm" svg:x="0.6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 </dc:title>
    <meta:initial-creator>Аделина Фархутдинова</meta:initial-creator>
    <meta:editing-cycles>2</meta:editing-cycles>
    <meta:creation-date>2023-02-15T03:28:20</meta:creation-date>
    <dc:date>2023-02-18T18:05:22.228000000</dc:date>
    <meta:editing-duration>PT39M37S</meta:editing-duration>
    <meta:generator>LibreOffice/7.3.3.2$Windows_X86_64 LibreOffice_project/d1d0ea68f081ee2800a922cac8f79445e4603348</meta:generator>
    <meta:document-statistic meta:object-count="68"/>
    <meta:user-defined meta:name="AppVersion">16.0000</meta:user-defined>
    <meta:user-defined meta:name="PresentationFormat">Широкоэкранный</meta:user-defined>
    <meta:user-defined meta:name="Slides" meta:value-type="float">3</meta:user-defined>
    <meta:template xlink:type="simple" xlink:actuate="onRequest" xlink:title="Мэдисон" xlink:href=""/>
  </office:meta>
</office:document-meta>
</file>